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5c5" officeooo:paragraph-rsid="001a25c5"/>
    </style:style>
    <style:style style:name="P2" style:family="paragraph" style:parent-style-name="Standard">
      <style:text-properties officeooo:rsid="001e9381" officeooo:paragraph-rsid="001e9381"/>
    </style:style>
    <style:style style:name="P3" style:family="paragraph" style:parent-style-name="Standard">
      <style:text-properties officeooo:rsid="001fc3c8" officeooo:paragraph-rsid="001fc3c8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fc3c8" officeooo:paragraph-rsid="001fc3c8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21ad41" officeooo:paragraph-rsid="0021ad41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243225" officeooo:paragraph-rsid="00243225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2490b5" officeooo:paragraph-rsid="002490b5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61bb8" officeooo:paragraph-rsid="00261bb8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71322" officeooo:paragraph-rsid="00271322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a3486" officeooo:paragraph-rsid="002a3486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b79d2" officeooo:paragraph-rsid="002b79d2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c3ebf" officeooo:paragraph-rsid="002c3ebf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2cde5e" officeooo:paragraph-rsid="002cde5e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2dbe1c" officeooo:paragraph-rsid="002dbe1c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2f06ef" officeooo:paragraph-rsid="002f06ef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30f8e7" officeooo:paragraph-rsid="0030f8e7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33f405" officeooo:paragraph-rsid="0033f405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3403ef" officeooo:paragraph-rsid="003403ef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34b0cc" officeooo:paragraph-rsid="0034b0cc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34b0cc" officeooo:paragraph-rsid="0037df3c"/>
    </style:style>
    <style:style style:name="P21" style:family="paragraph" style:parent-style-name="Standard">
      <style:paragraph-properties fo:margin-left="0cm" fo:margin-right="0cm" fo:text-indent="0cm" style:auto-text-indent="false"/>
      <style:text-properties officeooo:rsid="0038c316" officeooo:paragraph-rsid="0038c316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38dcdc" officeooo:paragraph-rsid="0038dcdc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3980b5" officeooo:paragraph-rsid="003980b5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3ab46f" officeooo:paragraph-rsid="003ab46f"/>
    </style:style>
    <style:style style:name="P25" style:family="paragraph" style:parent-style-name="Standard">
      <style:paragraph-properties fo:margin-left="0cm" fo:margin-right="0cm" fo:text-indent="0cm" style:auto-text-indent="false"/>
      <style:text-properties officeooo:rsid="003b79d5" officeooo:paragraph-rsid="003b79d5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3b79d5" officeooo:paragraph-rsid="003c7c88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3b79d5" officeooo:paragraph-rsid="003d646d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rsid="003b79d5" officeooo:paragraph-rsid="0041996d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rsid="0041996d" officeooo:paragraph-rsid="0041996d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3b79d5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36261b" officeooo:paragraph-rsid="0037df3c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3d646d" officeooo:paragraph-rsid="003d646d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4301a8" officeooo:paragraph-rsid="004301a8"/>
    </style:style>
    <style:style style:name="P34" style:family="paragraph" style:parent-style-name="Standard">
      <style:paragraph-properties fo:margin-left="0cm" fo:margin-right="0cm" fo:text-indent="0cm" style:auto-text-indent="false"/>
      <style:text-properties officeooo:rsid="004301a8" officeooo:paragraph-rsid="00438614"/>
    </style:style>
    <style:style style:name="P35" style:family="paragraph" style:parent-style-name="Standard">
      <style:paragraph-properties fo:margin-left="0cm" fo:margin-right="0cm" fo:text-indent="0cm" style:auto-text-indent="false"/>
      <style:text-properties officeooo:rsid="004301a8" officeooo:paragraph-rsid="0048a055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rsid="004981b0" officeooo:paragraph-rsid="004981b0"/>
    </style:style>
    <style:style style:name="T1" style:family="text">
      <style:text-properties officeooo:rsid="0021ad41"/>
    </style:style>
    <style:style style:name="T2" style:family="text">
      <style:text-properties officeooo:rsid="0022b78c"/>
    </style:style>
    <style:style style:name="T3" style:family="text">
      <style:text-properties officeooo:rsid="0024a3e0"/>
    </style:style>
    <style:style style:name="T4" style:family="text">
      <style:text-properties officeooo:rsid="002c3ebf"/>
    </style:style>
    <style:style style:name="T5" style:family="text">
      <style:text-properties officeooo:rsid="002cde5e"/>
    </style:style>
    <style:style style:name="T6" style:family="text">
      <style:text-properties officeooo:rsid="002f06ef"/>
    </style:style>
    <style:style style:name="T7" style:family="text">
      <style:text-properties officeooo:rsid="0031a956"/>
    </style:style>
    <style:style style:name="T8" style:family="text">
      <style:text-properties officeooo:rsid="0036261b"/>
    </style:style>
    <style:style style:name="T9" style:family="text">
      <style:text-properties officeooo:rsid="0037df3c"/>
    </style:style>
    <style:style style:name="T10" style:family="text">
      <style:text-properties officeooo:rsid="0038dcdc"/>
    </style:style>
    <style:style style:name="T11" style:family="text">
      <style:text-properties officeooo:rsid="003b79d5"/>
    </style:style>
    <style:style style:name="T12" style:family="text">
      <style:text-properties officeooo:rsid="003c7c88"/>
    </style:style>
    <style:style style:name="T13" style:family="text">
      <style:text-properties officeooo:rsid="003d646d"/>
    </style:style>
    <style:style style:name="T14" style:family="text">
      <style:text-properties fo:color="#3333ff" loext:opacity="100%" style:font-name="Comic Sans MS" fo:font-size="13.5pt" fo:background-color="#ffffff" loext:char-shading-value="0"/>
    </style:style>
    <style:style style:name="T15" style:family="text">
      <style:text-properties fo:color="#3333ff" loext:opacity="100%" style:font-name="Comic Sans MS" fo:font-size="13.5pt" officeooo:rsid="003b79d5" fo:background-color="#ffffff" loext:char-shading-value="0"/>
    </style:style>
    <style:style style:name="T16" style:family="text">
      <style:text-properties fo:color="#3333ff" loext:opacity="100%" fo:background-color="#ffffff" loext:char-shading-value="0" style:font-name-asian="Comic Sans MS" style:font-size-asian="13.5pt"/>
    </style:style>
    <style:style style:name="T17" style:family="text">
      <style:text-properties officeooo:rsid="004012d7"/>
    </style:style>
    <style:style style:name="T18" style:family="text">
      <style:text-properties officeooo:rsid="0041996d"/>
    </style:style>
    <style:style style:name="T19" style:family="text">
      <style:text-properties officeooo:rsid="004a84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‘A’字符实际相当于一个数字，该数字所要赋值的对象只能是char类型。</text:p>
      <text:p text:style-name="P1">输出与数字相同，%c会输出字符码值对应的字符，%d输出数字。</text:p>
      <text:p text:style-name="P1">扫入则%c扫入‘A’字符，只会扫数字的第一位，并且视为字符。</text:p>
      <text:p text:style-name="P1">Char <text:s/>类型只能赋值单字符。</text:p>
      <text:p text:style-name="P1">浮点类型的级别大于整型类型。</text:p>
      <text:p text:style-name="P1">运算会先将运算符两边的的类型进行自动类型转换后再进行运算。</text:p>
      <text:p text:style-name="P2">Sizeof 测大小</text:p>
      <text:p text:style-name="P2">strlen 测字符串长度</text:p>
      <text:p text:style-name="P2">memcpy 字符串的复制</text:p>
      <text:p text:style-name="P2">大写字母比小写字母的码值小32</text:p>
      <text:p text:style-name="P2">‘A’=‘a’-32</text:p>
      <text:p text:style-name="P3">scanf扫入的字符串可以直接放到数组中</text:p>
      <text:p text:style-name="P3">putchar（）输出扫入一个字符</text:p>
      <text:p text:style-name="P3">getchar（）扫入一个字符</text:p>
      <text:p text:style-name="P3">\0作为字符串的结尾标志着字符串的结束 也可以不用 <text:s/>但是打印的时候需要用循环 以避免打印过多</text:p>
      <text:p text:style-name="P4">有缓存的 <text:span text:style-name="T1">getchar <text:s/>scanf</text:span></text:p>
      <text:p text:style-name="P5">无缓存的 getch gerche conio</text:p>
      <text:p text:style-name="P5">指针 通过值来保存首地址</text:p>
      <text:p text:style-name="P5"><text:s text:c="9"/>通过类型来保存数据对象的空间大小</text:p>
      <text:p text:style-name="P5">int* <text:span text:style-name="T2">4 <text:s/>char* 1</text:span></text:p>
      <text:p text:style-name="P6">强制类型转换可以在不同的指针类型间相互赋值</text:p>
      <text:p text:style-name="P6">如 int* pn =&amp;n;</text:p>
      <text:p text:style-name="P6">char* pc =(char*)pn</text:p>
      <text:p text:style-name="P7">指针与整型加减</text:p>
      <text:p text:style-name="P7">指针的值加减1 后会移动sizeof(目标数据对象)个字节</text:p>
      <text:p text:style-name="P7">同类型指针的相减</text:p>
      <text:p text:style-name="P7">相减的结果为首地址相差多少个元素 <text:s/>即步长</text:p>
      <text:p text:style-name="P7">数组名在运算中会被转化为首地址</text:p>
      <text:p text:style-name="P7">如 <text:s text:c="2"/>int arr <text:span text:style-name="T3">[5]; <text:s/></text:span></text:p>
      <text:p text:style-name="P7"><text:s text:c="5"/><text:span text:style-name="T3">int* p ;</text:span></text:p>
      <text:p text:style-name="P7"><text:s text:c="4"/><text:span text:style-name="T3">p=arr+1;</text:span></text:p>
      <text:p text:style-name="P7">访问数组的第二个元素</text:p>
      <text:p text:style-name="P7">arr<text:span text:style-name="T3">[2] <text:s/>或 <text:s/>*(arr+1)</text:span></text:p>
      <text:p text:style-name="P8">arr[2] 和 2[arr]</text:p>
      <text:p text:style-name="P8">在运行过程中都会转化为*(arr+2)</text:p>
      <text:p text:style-name="P9">void* x; <text:s text:c="3"/>x=&amp;y;</text:p>
      <text:p text:style-name="P9">只取首地址，丢弃存储大小的指针声明</text:p>
      <text:p text:style-name="P9">char* q=( char *)x;</text:p>
      <text:p text:style-name="P9">将x进行类型转换 <text:s/>使其不仅有首地址 <text:s/>还有char类型的存储大小</text:p>
      <text:p text:style-name="P10">static <text:s/>作用于被调用的函数中的变量使其不被回收</text:p>
      <text:p text:style-name="P10">指针数组声明</text:p>
      <text:p text:style-name="P11">int* a [10];</text:p>
      <text:p text:style-name="P11">数组的指针声明；</text:p>
      <text:p text:style-name="P11">int (*a)[10]; <text:s text:c="2"/>int[10]类型的指针；</text:p>
      <text:p text:style-name="P11">int B[5][10];</text:p>
      <text:p text:style-name="P11">a=&amp;B;</text:p>
      <text:p text:style-name="P11">*<text:span text:style-name="T4">a=B[0];</text:span></text:p>
      <text:p text:style-name="P11"><text:s/>*<text:span text:style-name="T4">a是一个数组 <text:s/>出现在表达式中又会转换为首元素的地址；</text:span></text:p>
      <text:p text:style-name="P12"><text:soft-page-break/>q=*a; <text:s text:c="3"/>q 与a的地址相同但类型不同 <text:s/>存储的地址后面的长度不同 <text:s text:c="2"/>因而步长不同</text:p>
      <text:p text:style-name="P11"><text:s text:c="2"/></text:p>
      <text:p text:style-name="P11">int <text:span text:style-name="T5">w [10];</text:span></text:p>
      <text:p text:style-name="P13">int (*a)[10] =&amp;w; <text:s/>取得的是数组指针 <text:s/></text:p>
      <text:p text:style-name="P13">两个例外 <text:s/>sizeof (w) <text:s text:c="2"/>&amp;w <text:s/>这里w不是转化为首元素的指针</text:p>
      <text:p text:style-name="P14">声明器优先级</text:p>
      <text:p text:style-name="P14">( ) &gt; [ ] &gt;*</text:p>
      <text:p text:style-name="P14">( * )的优先级最高 <text:s/>函数声明的( )和数组声明的[ ]的优先级相同 <text:s text:c="2"/>最后是指针声明的*</text:p>
      <text:p text:style-name="P14">与数组名类似 <text:s text:c="3"/>函数名 出现在表达式中将转化为 指向该函数的指针</text:p>
      <text:p text:style-name="P14">尝试声明函数指针</text:p>
      <text:p text:style-name="P14"><text:s/>int <text:s/><text:span text:style-name="T6">(*P)(char *）；</text:span></text:p>
      <text:p text:style-name="P14">p=print；（函数名）</text:p>
      <text:p text:style-name="P14"><text:s/>调用函数</text:p>
      <text:p text:style-name="P15">(*p)(“输出”) <text:s/>or <text:s text:c="2"/>特殊的直接地址 p(“输出”)</text:p>
      <text:p text:style-name="P16">char a ;</text:p>
      <text:p text:style-name="P16">scanf(“%c”,&amp;a);</text:p>
      <text:p text:style-name="P16">此时输入 <text:s/>0 是最为字符‘0’ 输入的 以%d输出后会是字符0的ASCII码值</text:p>
      <text:p text:style-name="P16">输出的时候减去 ‘0’ <text:s/>就是原来的数值了</text:p>
      <text:p text:style-name="P16">char str <text:span text:style-name="T7">[ ]={ }; <text:s/>长度由后面括号内元素数决定</text:span></text:p>
      <text:p text:style-name="P16">“<text:span text:style-name="T7">hello”实际上为 “hello\0”但是 ‘\0’ 不显示 <text:s/>在sizeof测量中可以体现</text:span></text:p>
      <text:p text:style-name="P17">system 关键词 <text:s/>stdlibh中的函数参数一串字符串</text:p>
      <text:p text:style-name="P17">这个字符串是控制台中的一串命令 <text:s/></text:p>
      <text:p text:style-name="P17">cls <text:s text:c="2"/>清楚已显示的信息</text:p>
      <text:p text:style-name="P17">pause <text:s/>暂停程序 按任意键后继续执行 </text:p>
      <text:p text:style-name="P18">成员运算符 . <text:s/>的优先级高于取值运算符 * 的运算级</text:p>
      <text:p text:style-name="P18">成员间接运算符</text:p>
      <text:p text:style-name="P18">指针 p -&gt; 成员</text:p>
      <text:p text:style-name="P19">联合 union <text:s text:c="2"/>u { <text:s/>成员 <text:s/>}</text:p>
      <text:p text:style-name="P19">每个成员的首地址是相同的 <text:s text:c="3"/>修改其中的一个成员 <text:s/>其它的成员也会被改变</text:p>
      <text:p text:style-name="P19">enum magtype{<text:line-break/> <text:s text:c="2"/>a ;</text:p>
      <text:p text:style-name="P19"><text:s text:c="3"/>b;</text:p>
      <text:p text:style-name="P19"><text:s text:c="3"/>c; <text:s text:c="3"/>} <text:s text:c="3"/>不指定其中的数值 <text:s text:c="2"/>会从0 开始递增 <text:s text:c="2"/>也可指定每个数值 </text:p>
      <text:p text:style-name="P19"><text:s/>作用 <text:s/>将数字<text:span text:style-name="T8">用字符 代替</text:span></text:p>
      <text:p text:style-name="P19">标识符作用域</text:p>
      <text:p text:style-name="P19">内层作用域<text:span text:style-name="T8">会覆盖外层作用域；</text:span></text:p>
      <text:p text:style-name="P20">函数 if while for <text:span text:style-name="T8">括号内的声明作用其后的块作用域</text:span></text:p>
      <text:p text:style-name="P31">预处理指令</text:p>
      <text:p text:style-name="P20"><text:span text:style-name="T9">#define <text:s text:c="2"/>宏 <text:s text:c="2"/>替换体</text:span><text:span text:style-name="T8"> 自动</text:span></text:p>
      <text:p text:style-name="P21">#define <text:s text:c="2"/>func(q ) <text:s/>(q+q)</text:p>
      <text:p text:style-name="P21">func(q) 会被替换为(q+q) <text:s/>并将括号内的东西赋值给q</text:p>
      <text:p text:style-name="P21">替换体为 <text:s/>#(q+q) <text:s/>相当于书写为“(q+q)”</text:p>
      <text:p text:style-name="P21"><text:s text:c="2"/>替换提 <text:s text:c="2"/><text:span text:style-name="T10">hello <text:s text:c="6"/>## <text:s text:c="6"/>world <text:s text:c="6"/>##可以替换后取消两者之间的空格</text:span></text:p>
      <text:p text:style-name="P21">c语言中 相邻的字符串会被 自动连接成一个完整的字符串</text:p>
      <text:p text:style-name="P21">预处理指令</text:p>
      <text:p text:style-name="P22">#undef <text:s/>func(q) <text:s text:c="2"/><text:tab/> <text:s/>取消上面宏的预处理定义</text:p>
      <text:p text:style-name="P23">typedf <text:s text:c="3"/>是关键词 具有作用域 <text:s text:c="2"/>起类型别名</text:p>
      <text:p text:style-name="P23"><text:s/>可以给结构体用 <text:s text:c="2"/></text:p>
      <text:p text:style-name="P23"><text:soft-page-break/></text:p>
      <text:p text:style-name="P24">#include &lt;stdint.h&gt; <text:s/>可以的根据编译器的不同定义类型别名</text:p>
      <text:p text:style-name="P24"><text:s/>&lt;inttype.h&gt; <text:s/>定义类型别名的输出规范</text:p>
      <text:p text:style-name="P24"><text:s/>用于一个代码可以在不同的编译器中的通用性<text:span text:style-name="T11">s</text:span></text:p>
      <text:p text:style-name="P24">预处理的分支结构 </text:p>
      <text:p text:style-name="P24">在程序中 不在头部</text:p>
      <text:p text:style-name="P24">预处理会将其进行 <text:s/>保留 <text:s/>删除</text:p>
      <text:p text:style-name="P26">#if 条件无括号 <text:s/></text:p>
      <text:p text:style-name="P26"><text:s text:c="5"/>并且式子中只包含常量 <text:s text:c="3"/></text:p>
      <text:p text:style-name="P26"><text:s/>本质是预处理的时候删除不符合条件的分支 <text:s/>但并不会在预处理的时候执行</text:p>
      <text:p text:style-name="P26"><text:s text:c="3"/>可以很好的控制分支的内容和长度 </text:p>
      <text:p text:style-name="P25">一般条件</text:p>
      <text:p text:style-name="P25">#if <text:s text:c="2"/>1==2</text:p>
      <text:p text:style-name="P25"><text:s text:c="5"/>语句；</text:p>
      <text:p text:style-name="P25"><text:s text:c="5"/>语句；</text:p>
      <text:p text:style-name="P25">#elif <text:s/>1==3</text:p>
      <text:p text:style-name="P25"><text:s text:c="4"/>语句；</text:p>
      <text:p text:style-name="P25"><text:s text:c="4"/>语句；</text:p>
      <text:p text:style-name="P25">#else</text:p>
      <text:p text:style-name="P25"><text:s/>语句；</text:p>
      <text:p text:style-name="P27">#endif</text:p>
      <text:p text:style-name="P27">条件为宏的存在判断 </text:p>
      <text:p text:style-name="P25"><text:span text:style-name="T12"><text:s text:c="7"/>#</text:span>if<text:span text:style-name="T12">def <text:s text:c="2"/>和#ifndef </text:span></text:p>
      <text:p text:style-name="P25">是否 定义 <text:s/>和 <text:s/>未定义 某宏</text:p>
      <text:p text:style-name="P25"><text:s text:c="4"/>or <text:s text:c="2"/>#if <text:span text:style-name="T12">defined <text:s/>( 宏 )</text:span></text:p>
      <text:p text:style-name="P27"><text:s text:c="11"/><text:span text:style-name="T12">#elif <text:s text:c="2"/></text:span><text:span text:style-name="T13">defined <text:s/>( 宏 )</text:span></text:p>
      <text:p text:style-name="P27"><text:span text:style-name="T12"><text:s text:c="9"/></text:span><text:span text:style-name="T13">#else <text:s/></text:span></text:p>
      <text:p text:style-name="P27"><text:span text:style-name="T12"><text:s text:c="9"/></text:span><text:span text:style-name="T13">#endif</text:span></text:p>
      <text:p text:style-name="P32"><text:s text:c="2"/>多文件代码</text:p>
      <text:p text:style-name="P30"><text:span text:style-name="T15">#ifndef _HEADERNAME_H<text:line-break/>#define _HEADERNAME_H</text:span><text:span text:style-name="T14"><text:line-break/>...//(</text:span><text:span text:style-name="T16">头文件内容</text:span><text:span text:style-name="T14">)<text:line-break/>#endif</text:span></text:p>
      <text:p text:style-name="P25">这种编写方法可以避免头文件重复</text:p>
      <text:p text:style-name="P25">或者在所有头文件 <text:s text:c="2"/>前面都加上 <text:s text:c="5"/>#program once</text:p>
      <text:p text:style-name="P25">在代码块外声明的变量具有文件作用域 <text:s text:c="2"/>静态存储类别未初始化则默认为 <text:span text:style-name="T17">0；</text:span></text:p>
      <text:p text:style-name="P25">将静态存储类型限制为 块作用域 <text:s/>成为静态变量 <text:s text:c="2"/>用static </text:p>
      <text:p text:style-name="P25">不同的相互链接的源文件中 <text:s/>全局变量不能重复</text:p>
      <text:p text:style-name="P25">可以定义 为 <text:s text:c="3"/>需要变量 <text:s text:c="5"/><text:span text:style-name="T18">extern <text:s/>int n ;</text:span></text:p>
      <text:p text:style-name="P29">即需要全局变量 int n；</text:p>
      <text:p text:style-name="P28">将全局变量 前面加 static <text:s text:c="2"/>则仅限在本文件中作用</text:p>
      <text:p text:style-name="P33">创建或打开文件的fopen函数</text:p>
      <text:p text:style-name="P35"><text:s/>fopen(“文件路径”,“模式(r 或w )” ) </text:p>
      <text:p text:style-name="P35"><text:s/>rb wb 二进制 <text:s/></text:p>
      <text:p text:style-name="P35"><text:s/>追加模式 a不会清空原文件</text:p>
      <text:p text:style-name="P35">w+ <text:s/>可读可写 会清空 <text:s text:c="4"/>r+模式 可读可写 <text:s/>保留原文件内容</text:p>
      <text:p text:style-name="P34"><text:soft-page-break/><text:s/>r 读取模式 <text:s/>w写入模式 不存在该文件则新建 <text:s/>存在则清空原文件</text:p>
      <text:p text:style-name="P33">输出字符串到文件 <text:s/>的 <text:s/>fprintf函数 </text:p>
      <text:p text:style-name="P33">fp(pFlile , “%d\n”,n);</text:p>
      <text:p text:style-name="P33"/>
      <text:p text:style-name="P33">fclose(pFile); <text:s/>关闭文件 或 程序结束可以刷新缓存 <text:s/>调用fflush函数主动刷新 <text:s/></text:p>
      <text:p text:style-name="P33"><text:s text:c="91"/>刷新成功返回0 否则返回EOF</text:p>
      <text:p text:style-name="P33">fgetc (文件指针) <text:s/>吸收字符 <text:s/>读取成功返回字符 <text:s/>文件结尾或读取失败返回EOF</text:p>
      <text:p text:style-name="P33">测试文件状态 在EOF状态下</text:p>
      <text:p text:style-name="P33">feof (文件指针）是否结尾</text:p>
      <text:p text:style-name="P33">ferror <text:s/>(文件指针) <text:s/>是否出错</text:p>
      <text:p text:style-name="P33">读取字符串的 函数fgets( 数组，最大读取字符数，文件指针)</text:p>
      <text:p text:style-name="P33">读取成功 或 文件结尾读取部分字符 返回存放字符串的数组</text:p>
      <text:p text:style-name="P33">写入字符串的 <text:s/>函数 fputs(string, <text:s/>pfile )</text:p>
      <text:p text:style-name="P33">移动文件指针的 <text:s text:c="2"/>fseek函数 用于移动文件指针 <text:s/></text:p>
      <text:p text:style-name="P33">fseek( 文件结构指针， 偏移量 ，偏移开始位置)</text:p>
      <text:p text:style-name="P33">偏移位置的宏 <text:s text:c="2"/></text:p>
      <text:p text:style-name="P33">文件开头 SEEK_SET</text:p>
      <text:p text:style-name="P33">当前文件位置 SEEK_CUP</text:p>
      <text:p text:style-name="P33">文件结尾 SEEK_END</text:p>
      <text:p text:style-name="P33">ftell 获取成功 返回当前文件位置 <text:s/>失败则返回 -1</text:p>
      <text:p text:style-name="P33">rewind( 文件结构指针 ）将指针会到开头</text:p>
      <text:p text:style-name="P33">写 <text:s/>转 <text:s text:c="2"/>读 必须使用 <text:s/>fflush , fseek <text:s/>, rewind</text:p>
      <text:p text:style-name="P33">读 <text:s/>转 <text:s text:c="2"/>写 <text:s text:c="2"/>必须使用 <text:s/>fseek , rewind</text:p>
      <text:p text:style-name="P36">动态数组</text:p>
      <text:p text:style-name="P36">malloc <text:s text:c="2"/>函数</text:p>
      <text:p text:style-name="P36">如 <text:s text:c="2"/>int *pInt=malloc(sizeof(int)*<text:span text:style-name="T19">4</text:span>) <text:s/>可充当长度为4的int类型的数组</text:p>
      <text:p text:style-name="P36">free (pInt) <text:s/>释放申请的内存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9:28:41.382825634</meta:creation-date>
    <dc:date>2022-10-24T16:57:18.128664588</dc:date>
    <meta:editing-duration>PT5H3M49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4" meta:paragraph-count="163" meta:word-count="1954" meta:character-count="3473" meta:non-whitespace-character-count="2773"/>
  </office:meta>
</office:document-meta>
</file>